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7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9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0" style:family="table-cell" style:parent-style-name="Default">
      <style:table-cell-properties fo:background-color="#00ffff" fo:border="3pt solid #0099ff"/>
    </style:style>
    <style:style style:name="ce11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number-columns-repeated="5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1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1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1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1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1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1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1" office:value-type="string" calcext:value-type="string">
            <text:p>positions_de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 style:data-style-name="N2" text:time-value="03:02:19.13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2T03:17:44.985000000</dc:date>
    <meta:editing-duration>PT6H25M11S</meta:editing-duration>
    <meta:editing-cycles>262</meta:editing-cycles>
    <meta:generator>LibreOffice/5.2.5.1$Windows_x86 LibreOffice_project/0312e1a284a7d50ca85a365c316c7abbf20a4d22</meta:generator>
    <meta:document-statistic meta:table-count="1" meta:cell-count="49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